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17411" officeooo:paragraph-rsid="00217411"/>
    </style:style>
    <style:style style:name="P2" style:family="paragraph" style:parent-style-name="Standard">
      <style:text-properties officeooo:rsid="001dc2b9" officeooo:paragraph-rsid="001dc2b9"/>
    </style:style>
    <style:style style:name="P3" style:family="paragraph" style:parent-style-name="Standard">
      <style:text-properties officeooo:rsid="001dc2b9" officeooo:paragraph-rsid="00209b70"/>
    </style:style>
    <style:style style:name="P4" style:family="paragraph" style:parent-style-name="Standard">
      <style:text-properties officeooo:rsid="001e6564" officeooo:paragraph-rsid="001e6564"/>
    </style:style>
    <style:style style:name="P5" style:family="paragraph" style:parent-style-name="Standard">
      <style:text-properties officeooo:rsid="001e6564" officeooo:paragraph-rsid="00209b70"/>
    </style:style>
    <style:style style:name="P6" style:family="paragraph" style:parent-style-name="Standard">
      <style:text-properties officeooo:rsid="00209b70" officeooo:paragraph-rsid="00209b70"/>
    </style:style>
    <style:style style:name="T1" style:family="text">
      <style:text-properties officeooo:rsid="001dc2b9"/>
    </style:style>
    <style:style style:name="T2" style:family="text">
      <style:text-properties officeooo:rsid="001efaf8"/>
    </style:style>
    <style:style style:name="T3" style:family="text">
      <style:text-properties officeooo:rsid="00209b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1 Ap2 Nombre_examen04.1</text:p>
      <text:p text:style-name="P2"/>
      <text:p text:style-name="P2">BBDD→ Fabrica</text:p>
      <text:p text:style-name="P2"/>
      <text:p text:style-name="P2">Tabla CLIENTE </text:p>
      <text:p text:style-name="P2"/>
      <text:p text:style-name="P3">Atributo nombre → he elegido que sea <text:span text:style-name="T3">VARCHAR</text:span>() porque no operamos con el </text:p>
      <text:p text:style-name="P2">Atributo domicilio → E<text:span text:style-name="T3">NUM</text:span>() porque tiene una lista de cosas que debemos rellenar </text:p>
      <text:p text:style-name="P2"/>
      <text:p text:style-name="P4">tabla PRODUCTO</text:p>
      <text:p text:style-name="P4"/>
      <text:p text:style-name="P4">Pongo cod_departamento como clave primaria también porque producto es una entidad débil de departamento.</text:p>
      <text:p text:style-name="P4"/>
      <text:p text:style-name="P4">Atributo precio→ he seleccionado que sea <text:span text:style-name="T2">FLOAT ya que puede tener decimales , también he marcado UN porque el precio no puede ser negativo.</text:span></text:p>
      <text:p text:style-name="P4"/>
      <text:p text:style-name="P4"/>
      <text:p text:style-name="P5">tabla <text:span text:style-name="T3">EMPLEADO </text:span></text:p>
      <text:p text:style-name="P5"/>
      <text:p text:style-name="P6">marco numero (que es la clave primaria ) como UQ y UN porque no puede ser negativo.</text:p>
      <text:p text:style-name="P6"/>
      <text:p text:style-name="P6">Atributo teléfonos, al ser multivalorado lo he separado y he creado dos atributos telefono1 , teléfono 2 los he puesto como VARCHAR(9) porque un numero de teléfono solo puede tener 9 numero y los he marcado UQ porque son únicos y no se puede repetir.</text:p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7411" officeooo:paragraph-rsid="00217411"/>
    </style:style>
    <style:style style:name="MT1" style:family="text">
      <style:text-properties officeooo:rsid="001dc2b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Ángela Vivanco Diaz <text:s text:c="86"/>E<text:span text:style-name="MT1">xamen 04.1</text:span> <text:s text:c="1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8:43:08.282406443</meta:creation-date>
    <dc:date>2024-02-07T09:19:24.587971369</dc:date>
    <meta:editing-duration>PT15M5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42" meta:character-count="939" meta:non-whitespace-character-count="708"/>
  </office:meta>
</office:document-meta>
</file>